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Pattern.JavaPatter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Pattern.JavaPattern( String expression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Pattern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Pattern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Pattern._matcher( CharSequence s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